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808080" draw:marker-start="" draw:marker-start-width="0.169cm" draw:marker-start-center="false" draw:marker-end="" draw:marker-end-width="0.16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6450" svg:stroke-width="0.041cm" svg:stroke-color="#000000" draw:marker-start="" draw:marker-start-width="0.259cm" draw:marker-start-center="false" draw:marker-end="" draw:marker-end-width="0.259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6451" svg:stroke-width="0.041cm" svg:stroke-color="#000000" draw:marker-start="" draw:marker-start-width="0.259cm" draw:marker-start-center="false" draw:marker-end="" draw:marker-end-width="0.259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6452" svg:stroke-width="0.041cm" svg:stroke-color="#000000" draw:marker-start="" draw:marker-start-width="0.259cm" draw:marker-start-center="false" draw:marker-end="" draw:marker-end-width="0.259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29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52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Wingdings" fo:font-size="12pt" fo:font-style="normal" fo:text-shadow="none" style:text-underline-style="none" fo:font-weight="normal" style:letter-kerning="true" style:font-name-asian="Wingdings" style:font-size-asian="12pt" style:font-style-asian="normal" style:font-weight-asian="normal" style:font-name-complex="Wingdings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2.168cm" svg:y1="13.047cm" svg:x2="12.168cm" svg:y2="17.051cm">
            <text:p/>
          </draw:line>
          <draw:line draw:style-name="gr1" draw:text-style-name="P1" draw:layer="layout" svg:x1="12.568cm" svg:y1="13.047cm" svg:x2="12.568cm" svg:y2="17.047cm">
            <text:p/>
          </draw:line>
          <draw:line draw:style-name="gr1" draw:text-style-name="P1" draw:layer="layout" svg:x1="12.968cm" svg:y1="13.047cm" svg:x2="12.968cm" svg:y2="17.047cm">
            <text:p/>
          </draw:line>
          <draw:line draw:style-name="gr1" draw:text-style-name="P1" draw:layer="layout" svg:x1="13.368cm" svg:y1="13.047cm" svg:x2="13.368cm" svg:y2="17.047cm">
            <text:p/>
          </draw:line>
          <draw:line draw:style-name="gr1" draw:text-style-name="P1" draw:layer="layout" svg:x1="11.769cm" svg:y1="13.047cm" svg:x2="11.769cm" svg:y2="17.047cm">
            <text:p/>
          </draw:line>
          <draw:line draw:style-name="gr1" draw:text-style-name="P1" draw:layer="layout" svg:x1="6.973cm" svg:y1="13.047cm" svg:x2="6.973cm" svg:y2="17.047cm">
            <text:p/>
          </draw:line>
          <draw:line draw:style-name="gr1" draw:text-style-name="P1" draw:layer="layout" svg:x1="6.973cm" svg:y1="13.047cm" svg:x2="6.973cm" svg:y2="16.652cm">
            <text:p/>
          </draw:line>
          <draw:line draw:style-name="gr1" draw:text-style-name="P1" draw:layer="layout" svg:x1="7.368cm" svg:y1="13.047cm" svg:x2="7.368cm" svg:y2="17.047cm">
            <text:p/>
          </draw:line>
          <draw:line draw:style-name="gr1" draw:text-style-name="P1" draw:layer="layout" svg:x1="6.973cm" svg:y1="13.047cm" svg:x2="6.973cm" svg:y2="16.652cm">
            <text:p/>
          </draw:line>
          <draw:line draw:style-name="gr1" draw:text-style-name="P1" draw:layer="layout" svg:x1="7.768cm" svg:y1="13.047cm" svg:x2="7.768cm" svg:y2="17.051cm">
            <text:p/>
          </draw:line>
          <draw:line draw:style-name="gr1" draw:text-style-name="P1" draw:layer="layout" svg:x1="6.973cm" svg:y1="13.047cm" svg:x2="6.973cm" svg:y2="16.652cm">
            <text:p/>
          </draw:line>
          <draw:line draw:style-name="gr1" draw:text-style-name="P1" draw:layer="layout" svg:x1="8.168cm" svg:y1="13.047cm" svg:x2="8.168cm" svg:y2="17.047cm">
            <text:p/>
          </draw:line>
          <draw:line draw:style-name="gr1" draw:text-style-name="P1" draw:layer="layout" svg:x1="6.973cm" svg:y1="13.047cm" svg:x2="6.973cm" svg:y2="16.652cm">
            <text:p/>
          </draw:line>
          <draw:line draw:style-name="gr1" draw:text-style-name="P1" draw:layer="layout" svg:x1="8.568cm" svg:y1="13.047cm" svg:x2="8.568cm" svg:y2="17.047cm">
            <text:p/>
          </draw:line>
          <draw:line draw:style-name="gr1" draw:text-style-name="P1" draw:layer="layout" svg:x1="6.973cm" svg:y1="13.047cm" svg:x2="6.973cm" svg:y2="16.652cm">
            <text:p/>
          </draw:line>
          <draw:line draw:style-name="gr1" draw:text-style-name="P1" draw:layer="layout" svg:x1="8.968cm" svg:y1="13.047cm" svg:x2="8.968cm" svg:y2="17.047cm">
            <text:p/>
          </draw:line>
          <draw:line draw:style-name="gr1" draw:text-style-name="P1" draw:layer="layout" svg:x1="6.973cm" svg:y1="13.047cm" svg:x2="6.973cm" svg:y2="16.652cm">
            <text:p/>
          </draw:line>
          <draw:line draw:style-name="gr1" draw:text-style-name="P1" draw:layer="layout" svg:x1="9.37cm" svg:y1="13.047cm" svg:x2="9.37cm" svg:y2="17.047cm">
            <text:p/>
          </draw:line>
          <draw:line draw:style-name="gr1" draw:text-style-name="P1" draw:layer="layout" svg:x1="6.973cm" svg:y1="13.047cm" svg:x2="6.973cm" svg:y2="16.652cm">
            <text:p/>
          </draw:line>
          <draw:line draw:style-name="gr1" draw:text-style-name="P1" draw:layer="layout" svg:x1="9.768cm" svg:y1="13.047cm" svg:x2="9.768cm" svg:y2="17.047cm">
            <text:p/>
          </draw:line>
          <draw:line draw:style-name="gr1" draw:text-style-name="P1" draw:layer="layout" svg:x1="6.973cm" svg:y1="13.047cm" svg:x2="6.973cm" svg:y2="16.652cm">
            <text:p/>
          </draw:line>
          <draw:line draw:style-name="gr1" draw:text-style-name="P1" draw:layer="layout" svg:x1="10.168cm" svg:y1="13.047cm" svg:x2="10.168cm" svg:y2="17.047cm">
            <text:p/>
          </draw:line>
          <draw:line draw:style-name="gr1" draw:text-style-name="P1" draw:layer="layout" svg:x1="6.973cm" svg:y1="13.047cm" svg:x2="6.973cm" svg:y2="16.652cm">
            <text:p/>
          </draw:line>
          <draw:line draw:style-name="gr1" draw:text-style-name="P1" draw:layer="layout" svg:x1="6.973cm" svg:y1="13.047cm" svg:x2="6.973cm" svg:y2="16.652cm">
            <text:p/>
          </draw:line>
          <draw:line draw:style-name="gr1" draw:text-style-name="P1" draw:layer="layout" svg:x1="10.568cm" svg:y1="13.047cm" svg:x2="10.568cm" svg:y2="17.051cm">
            <text:p/>
          </draw:line>
          <draw:line draw:style-name="gr1" draw:text-style-name="P1" draw:layer="layout" svg:x1="6.973cm" svg:y1="13.047cm" svg:x2="6.973cm" svg:y2="16.652cm">
            <text:p/>
          </draw:line>
          <draw:line draw:style-name="gr1" draw:text-style-name="P1" draw:layer="layout" svg:x1="10.97cm" svg:y1="13.055cm" svg:x2="10.97cm" svg:y2="17.055cm">
            <text:p/>
          </draw:line>
          <draw:line draw:style-name="gr1" draw:text-style-name="P1" draw:layer="layout" svg:x1="6.973cm" svg:y1="13.047cm" svg:x2="6.973cm" svg:y2="17.051cm">
            <text:p/>
          </draw:line>
          <draw:line draw:style-name="gr1" draw:text-style-name="P1" draw:layer="layout" svg:x1="11.368cm" svg:y1="13.047cm" svg:x2="11.368cm" svg:y2="17.04cm">
            <text:p/>
          </draw:line>
          <draw:line draw:style-name="gr2" draw:text-style-name="P1" draw:layer="layout" svg:x1="6.973cm" svg:y1="13.047cm" svg:x2="13.783cm" svg:y2="13.047cm">
            <text:p/>
          </draw:line>
          <draw:line draw:style-name="gr2" draw:text-style-name="P1" draw:layer="layout" svg:x1="6.973cm" svg:y1="13.452cm" svg:x2="14.586cm" svg:y2="13.452cm">
            <text:p/>
          </draw:line>
          <draw:line draw:style-name="gr2" draw:text-style-name="P1" draw:layer="layout" svg:x1="6.973cm" svg:y1="13.846cm" svg:x2="14.598cm" svg:y2="13.846cm">
            <text:p/>
          </draw:line>
          <draw:line draw:style-name="gr2" draw:text-style-name="P1" draw:layer="layout" svg:x1="6.968cm" svg:y1="13.047cm" svg:x2="14.568cm" svg:y2="13.047cm">
            <text:p/>
          </draw:line>
          <draw:line draw:style-name="gr2" draw:text-style-name="P1" draw:layer="layout" svg:x1="6.973cm" svg:y1="14.648cm" svg:x2="14.598cm" svg:y2="14.648cm">
            <text:p/>
          </draw:line>
          <draw:line draw:style-name="gr2" draw:text-style-name="P1" draw:layer="layout" svg:x1="6.968cm" svg:y1="15.044cm" svg:x2="14.593cm" svg:y2="15.044cm">
            <text:p/>
          </draw:line>
          <draw:line draw:style-name="gr2" draw:text-style-name="P1" draw:layer="layout" svg:x1="6.968cm" svg:y1="15.444cm" svg:x2="14.584cm" svg:y2="15.444cm">
            <text:p/>
          </draw:line>
          <draw:line draw:style-name="gr2" draw:text-style-name="P1" draw:layer="layout" svg:x1="6.968cm" svg:y1="14.244cm" svg:x2="14.571cm" svg:y2="14.244cm">
            <text:p/>
          </draw:line>
          <draw:line draw:style-name="gr2" draw:text-style-name="P1" draw:layer="layout" svg:x1="6.968cm" svg:y1="15.844cm" svg:x2="14.562cm" svg:y2="15.844cm">
            <text:p/>
          </draw:line>
          <draw:line draw:style-name="gr2" draw:text-style-name="P1" draw:layer="layout" svg:x1="6.968cm" svg:y1="16.246cm" svg:x2="14.571cm" svg:y2="16.246cm">
            <text:p/>
          </draw:line>
          <draw:line draw:style-name="gr2" draw:text-style-name="P1" draw:layer="layout" svg:x1="6.968cm" svg:y1="16.647cm" svg:x2="14.584cm" svg:y2="16.647cm">
            <text:p/>
          </draw:line>
          <draw:line draw:style-name="gr1" draw:text-style-name="P1" draw:layer="layout" svg:x1="6.973cm" svg:y1="13.047cm" svg:x2="6.973cm" svg:y2="17.04cm">
            <text:p/>
          </draw:line>
          <draw:line draw:style-name="gr1" draw:text-style-name="P1" draw:layer="layout" svg:x1="6.973cm" svg:y1="13.047cm" svg:x2="6.973cm" svg:y2="17.04cm">
            <text:p/>
          </draw:line>
          <draw:line draw:style-name="gr1" draw:text-style-name="P1" draw:layer="layout" svg:x1="6.973cm" svg:y1="13.047cm" svg:x2="6.973cm" svg:y2="17.04cm">
            <text:p/>
          </draw:line>
          <draw:line draw:style-name="gr1" draw:text-style-name="P1" draw:layer="layout" svg:x1="6.973cm" svg:y1="13.047cm" svg:x2="6.973cm" svg:y2="17.04cm">
            <text:p/>
          </draw:line>
          <draw:line draw:style-name="gr1" draw:text-style-name="P1" draw:layer="layout" svg:x1="6.973cm" svg:y1="13.047cm" svg:x2="6.973cm" svg:y2="17.047cm">
            <text:p/>
          </draw:line>
          <draw:line draw:style-name="gr2" draw:text-style-name="P1" draw:layer="layout" svg:x1="6.968cm" svg:y1="17.045cm" svg:x2="14.602cm" svg:y2="17.045cm">
            <text:p/>
          </draw:line>
          <draw:line draw:style-name="gr1" draw:text-style-name="P1" draw:layer="layout" svg:x1="13.768cm" svg:y1="13.047cm" svg:x2="13.768cm" svg:y2="17.047cm">
            <text:p/>
          </draw:line>
          <draw:line draw:style-name="gr1" draw:text-style-name="P1" draw:layer="layout" svg:x1="14.168cm" svg:y1="13.047cm" svg:x2="14.168cm" svg:y2="17.047cm">
            <text:p/>
          </draw:line>
          <draw:line draw:style-name="gr1" draw:text-style-name="P1" draw:layer="layout" svg:x1="14.57cm" svg:y1="13.047cm" svg:x2="14.57cm" svg:y2="17.047cm">
            <text:p/>
          </draw:line>
          <draw:g>
            <draw:line draw:style-name="gr3" draw:text-style-name="P2" draw:layer="layout" svg:x1="7.368cm" svg:y1="13.838cm" svg:x2="8.567cm" svg:y2="13.036cm">
              <text:p/>
            </draw:line>
            <draw:line draw:style-name="gr3" draw:text-style-name="P2" draw:layer="layout" svg:x1="7.376cm" svg:y1="13.84cm" svg:x2="7.368cm" svg:y2="14.669cm">
              <text:p/>
            </draw:line>
            <draw:line draw:style-name="gr3" draw:text-style-name="P2" draw:layer="layout" svg:x1="7.374cm" svg:y1="13.833cm" svg:x2="8.98cm" svg:y2="13.833cm">
              <text:p/>
            </draw:line>
          </draw:g>
          <draw:g>
            <draw:line draw:style-name="gr3" draw:text-style-name="P2" draw:layer="layout" svg:x1="10.964cm" svg:y1="13.442cm" svg:x2="11.784cm" svg:y2="14.245cm">
              <text:p/>
            </draw:line>
            <draw:line draw:style-name="gr3" draw:text-style-name="P2" draw:layer="layout" svg:x1="11.769cm" svg:y1="14.253cm" svg:x2="11.769cm" svg:y2="15.453cm">
              <text:p/>
            </draw:line>
            <draw:line draw:style-name="gr3" draw:text-style-name="P2" draw:layer="layout" svg:x1="11.784cm" svg:y1="14.245cm" svg:x2="12.966cm" svg:y2="14.245cm">
              <text:p/>
            </draw:line>
          </draw:g>
          <draw:g>
            <draw:line draw:style-name="gr3" draw:text-style-name="P2" draw:layer="layout" svg:x1="8.991cm" svg:y1="15.038cm" svg:x2="7.384cm" svg:y2="15.832cm">
              <text:p/>
            </draw:line>
            <draw:line draw:style-name="gr4" draw:text-style-name="P2" draw:layer="layout" svg:x1="8.982cm" svg:y1="15.063cm" svg:x2="8.982cm" svg:y2="16.227cm">
              <text:p/>
            </draw:line>
            <draw:line draw:style-name="gr5" draw:text-style-name="P2" draw:layer="layout" svg:x1="8.962cm" svg:y1="16.255cm" svg:x2="10.99cm" svg:y2="16.255cm">
              <text:p/>
            </draw:line>
          </draw:g>
          <draw:g>
            <draw:line draw:style-name="gr3" draw:text-style-name="P2" draw:layer="layout" svg:x1="13.777cm" svg:y1="15.038cm" svg:x2="12.172cm" svg:y2="16.255cm">
              <text:p/>
            </draw:line>
            <draw:line draw:style-name="gr3" draw:text-style-name="P2" draw:layer="layout" svg:x1="13.771cm" svg:y1="15.038cm" svg:x2="14.582cm" svg:y2="15.038cm">
              <text:p/>
            </draw:line>
            <draw:line draw:style-name="gr6" draw:text-style-name="P2" draw:layer="layout" svg:x1="13.785cm" svg:y1="15.049cm" svg:x2="13.785cm" svg:y2="15.87cm">
              <text:p/>
            </draw:line>
          </draw:g>
          <draw:frame draw:style-name="gr7" draw:text-style-name="P4" draw:layer="layout" svg:width="0.9cm" svg:height="0.779cm" svg:x="11.662cm" svg:y="13.489cm">
            <draw:text-box>
              <text:p text:style-name="P3"><text:span text:style-name="T1"></text:span></text:p>
            </draw:text-box>
          </draw:frame>
          <draw:frame draw:style-name="gr7" draw:text-style-name="P4" draw:layer="layout" svg:width="0.899cm" svg:height="0.779cm" svg:x="7.898cm" svg:y="15.551cm">
            <draw:text-box>
              <text:p text:style-name="P3"><text:span text:style-name="T1"></text:span></text:p>
            </draw:text-box>
          </draw:frame>
          <draw:frame draw:style-name="gr8" draw:text-style-name="P5" draw:layer="layout" svg:width="0.879cm" svg:height="0.779cm" svg:x="13.752cm" svg:y="15.183cm">
            <draw:text-box>
              <text:p text:style-name="P3"><text:span text:style-name="T1"></text:span></text:p>
            </draw:text-box>
          </draw:frame>
          <draw:frame draw:style-name="gr7" draw:text-style-name="P4" draw:layer="layout" svg:width="0.9cm" svg:height="0.779cm" svg:x="8.046cm" svg:y="13.159cm">
            <draw:text-box>
              <text:p text:style-name="P3"><text:span text:style-name="T1">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50" draw:display-name="Dashed (var) 6450" draw:style="rect" draw:dots1="1" draw:dots1-length="0.029cm" draw:dots2="1" draw:dots2-length="0.029cm" draw:distance="0.029cm"/>
    <draw:stroke-dash draw:name="Dashed_20__28_var_29__20_6451" draw:display-name="Dashed (var) 6451" draw:style="rect" draw:dots1="1" draw:dots1-length="0.029cm" draw:dots2="1" draw:dots2-length="0.029cm" draw:distance="0.029cm"/>
    <draw:stroke-dash draw:name="Dashed_20__28_var_29__20_6452" draw:display-name="Dashed (var) 6452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1:25:24.983133157</meta:creation-date>
    <dc:date>2018-05-18T11:25:52.695199430</dc:date>
    <meta:editing-duration>PT28S</meta:editing-duration>
    <meta:editing-cycles>1</meta:editing-cycles>
    <meta:document-statistic meta:object-count="70"/>
    <meta:generator>LibreOffice/6.0.0.3$MacOSX_X86_64 LibreOffice_project/64a0f66915f38c6217de274f0aa8e15618924765</meta:generator>
  </office:meta>
</office:document-meta>
</file>